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444444" style:font-name="Trebuchet MS" fo:font-size="10.5500001907349pt" fo:letter-spacing="normal" fo:font-style="normal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444444" style:font-name="Trebuchet MS" fo:font-size="10.5500001907349pt" fo:letter-spacing="normal" fo:font-style="normal"/>
    </style:style>
    <style:style style:name="T2" style:family="text">
      <style:text-properties fo:color="#ff336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minarski rad </text:h>
      <text:p text:style-name="Standard"/>
      <text:h text:style-name="Heading_20_1" text:outline-level="1">Predmet: Management Informacioni sistemi </text:h>
      <text:p text:style-name="Standard"/>
      <text:p text:style-name="Standard">Datum: 24.01.2011</text:p>
      <text:p text:style-name="Standard"/>
      <text:h text:style-name="Heading_20_1" text:outline-level="1"><text:span text:style-name="T2">draft</text:span></text:h>
      <text:h text:style-name="Heading_20_1" text:outline-level="1">knowhow ERP Business inteligence <text:s/>- OLAP Analyzer</text:h>
      <text:h text:style-name="Heading_20_2" text:outline-level="2">Uvod</text:h>
      <text:p text:style-name="Standard">Osnovni pojmovi BI-a mi nisu bili poznati do sada. <text:s/>Čuo sam o njima, ali ništa značajno o tome nisam znao. </text:p>
      <text:p text:style-name="Standard"/>
      <text:p text:style-name="Standard">Prvobitno sam mislio da ovaj seminarski bude reporting sistem baziran na Pentaho BI-u, ali reporting sistem i nije “neki fol”. <text:s/>Analiza podataka sa OLAP kockama je cool.</text:p>
      <text:p text:style-name="Standard"/>
      <text:p text:style-name="Standard">Traganjem za rješenjima došao sam do saiku servera koji me je oduševio.</text:p>
      <text:p text:style-name="Standard"/>
      <text:p text:style-name="Standard">Na kraju se moj rad sveo na formiranje OLAP kocke u Mondrian ROLAP/PostgreSQL Data warehouse.</text:p>
      <text:p text:style-name="Standard"/>
      <text:p text:style-name="Standard">OLAP je sjajna stvar. To je stvarno nešto puno, puno više i drugačije od klasičnog reporting sistema.</text:p>
      <text:p text:style-name="Standard"/>
      <text:p text:style-name="Standard">Ovaj rad je “hello world” OLAP rješenje.</text:p>
      <text:h text:style-name="P2" text:outline-level="3">0) Pripreme, traganje</text:h>
      <text:p text:style-name="Standard"/>
      <text:p text:style-name="Standard">BI teorija:</text:p>
      <text:p text:style-name="Standard"/>
      <text:p text:style-name="Standard"><text:a xlink:type="simple" xlink:href="http://redmine.bring.out.ba/issues/26337">http://redmine.bring.out.ba/issues/26337</text:a></text:p>
      <text:p text:style-name="Standard"/>
      <text:p text:style-name="Standard">Pentaho BI glossary:</text:p>
      <text:p text:style-name="Standard"/>
      <text:p text:style-name="Standard"><text:a xlink:type="simple" xlink:href="http://redmine.bring.out.ba/issues/26320">http://redmine.bring.out.ba/issues/26320</text:a></text:p>
      <text:p text:style-name="Standard"/>
      <text:p text:style-name="Standard">Internet resursi o Pentaho-u:</text:p>
      <text:p text:style-name="Standard"/>
      <text:p text:style-name="Standard"><text:a xlink:type="simple" xlink:href="http://redmine.bring.out.ba/issues/26324">http://redmine.bring.out.ba/issues/26324</text:a></text:p>
      <text:p text:style-name="Standard"/>
      <text:p text:style-name="Standard">Šta su MDX queries ?</text:p>
      <text:p text:style-name="Standard"/>
      <text:p text:style-name="Standard"><text:a xlink:type="simple" xlink:href="http://redmine.bring.out.ba/issues/26329">http://redmine.bring.out.ba/issues/26329</text:a></text:p>
      <text:p text:style-name="Standard"/>
      <text:p text:style-name="Standard">Multidimenzionalni upiti na OLAP kocku.</text:p>
      <text:p text:style-name="Standard"/>
      <text:p text:style-name="Standard">Prvi pokušaj BI-a je bio podesiti ErpBI:</text:p>
      <text:p text:style-name="Standard"/>
      <text:p text:style-name="Standard"><text:a xlink:type="simple" xlink:href="http://redmine.bring.out.ba/issues/26319">http://redmine.bring.out.ba/issues/26319</text:a></text:p>
      <text:p text:style-name="Standard"/>
      <text:p text:style-name="Standard">Kada to nisam uspio nastavio sam dalje tragati. Traganje završio sa saiku. Ne žalim što <text:s/>ErpBI nije proradio. </text:p>
      <text:p text:style-name="Standard"/>
      <text:p text:style-name="Standard">Međutim, ima se smisla vratiti ponovo na ErpBI nekom drugom prilikom jer on ima podešene kocke i reporte za xtuple (knowhowERP) transakcijske - operativne podatke.</text:p>
      <text:p text:style-name="Standard"><text:s/></text:p>
      <text:h text:style-name="Heading_20_3" text:outline-level="3"/>
      <text:h text:style-name="P2" text:outline-level="3">1) Moj prvi OLAP cube se flat fakt tabelom</text:h>
      <text:h text:style-name="Heading_20_3" text:outline-level="3"><text:span text:style-name="T1">hello Pentaho BI, hello Mondrian OLAP cube</text:span></text:h>
      <text:p text:style-name="Standard"><text:a xlink:type="simple" xlink:href="http://redmine.bring.out.ba/issues/26338">http://redmine.bring.out.ba/issues/26338</text:a></text:p>
      <text:p text:style-name="Standard"/>
      <text:h text:style-name="Heading_20_3" text:outline-level="3">2) Finalni cube - star db schema sa više dimenzija, sample data identičan</text:h>
      <text:h text:style-name="Heading_20_3" text:outline-level="3"><text:span text:style-name="T1">hello_bi OLAP star cube</text:span></text:h>
      <text:p text:style-name="Standard"><text:a xlink:type="simple" xlink:href="http://redmine.bring.out.ba/issues/26339">http://redmine.bring.out.ba/issues/26339</text:a></text:p>
      <text:h text:style-name="Heading_20_3" text:outline-level="3">3) Deployment na fit.bring.out.ba server</text:h>
      <text:h text:style-name="P1" text:outline-level="3">fit.bring.out.ba - saiku server OLAP analyzer</text:h>
      <text:p text:style-name="Standard">http://redmine.bring.out.ba/issues/26358</text:p>
      <text:p text:style-name="Standard"/>
      <text:p text:style-name="Standard"><text:a xlink:type="simple" xlink:href="http://fit.bring.out.ba/olap/">http://fit.bring.out.ba/olap/</text:a></text:p>
      <text:p text:style-name="Standard"/>
      <text:h text:style-name="Heading_20_3" text:outline-level="3">4) Artifaktli</text:h>
      <text:p text:style-name="Standard"/>
      <text:p text:style-name="Standard">Svi artifakti (excel sample data input data sheet, config)</text:p>
      <text:p text:style-name="Standard"/>
      <text:p text:style-name="Standard"><text:a xlink:type="simple" xlink:href="https://github.com/hernad/hello_bi">https://github.com/hernad/hello_bi</text:a></text:p>
      <text:p text:style-name="Standard"/>
      <text:p text:style-name="Standard">Forkiram kod upstream provajdera:</text:p>
      <text:p text:style-name="Standard"/>
      <text:p text:style-name="Standard"><text:a xlink:type="simple" xlink:href="https://github.com/hernad/saiku">https://github.com/hernad/saiku</text:a></text:p>
      <text:p text:style-name="Standard"/>
      <text:h text:style-name="Heading_20_3" text:outline-level="3">Šta je saiku ?</text:h>
      <text:p text:style-name="Standard"/>
      <text:p text:style-name="Standard">Saiku je opensource projekat baziran na Pentaho BI-u. </text:p>
      <text:p text:style-name="Standard"/>
      <text:p text:style-name="Standard">Motiv: Pentaho samo u Enterprise (closed source) verziji ima OLAP Analyzer.</text:p>
      <text:p text:style-name="Standard"/>
      <text:p text:style-name="Standard">Kako knowhowERP koristi isključio open source software kao svoje gradivne elemente, kreno sam u traganje za opensource rješenjem. Našao sam ga u “saiku” projektu.</text:p>
      <text:p text:style-name="Standard"/>
      <text:p text:style-name="Standard">Saiku je OLAP Analyzer sa cool HTML5 user interface-om<text:note text:id="ftn0" text:note-class="footnote"><text:note-citation>1</text:note-citation><text:note-body><text:p text:style-name="Footnote">http://documentcloud.github.com/backbone/</text:p></text:note-body></text:note>.</text:p>
      <text:p text:style-name="Standard"><text:a xlink:type="simple" xlink:href="http://redmine.bring.out.ba/issues/26327"/></text:p>
      <text:p text:style-name="Standard"><text:a xlink:type="simple" xlink:href="http://redmine.bring.out.ba/issues/26327">http://redmine.bring.out.ba/issues/26327</text:a></text:p>
      <text:p text:style-name="Standard"/>
      <text:p text:style-name="Standard">Stranica proizvođača <text:a xlink:type="simple" xlink:href="http://analytical-labs.com/">http://analytical-labs.com/</text:a></text:p>
      <text:h text:style-name="Heading_20_2" text:outline-level="2"><text:soft-page-break/>Zahvala</text:h>
      <text:p text:style-name="Text_20_body"/>
      <text:p text:style-name="Text_20_body">- Pentaho što su napravili sjajan BI paket kao opensource software</text:p>
      <text:p text:style-name="Text_20_body">- Analytical-labs što su napravili odličan i cool OLAP Analyzer. <text:s/></text:p>
      <text:p text:style-name="Standard">- SLAWOMIR CHODNICKI čiji mi je blog bio od ogromne pomoć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s" fo:country="B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00:45:05</meta:creation-date>
    <dc:date>2012-01-24T01:21:28</dc:date>
    <meta:editing-duration>PT36M23S</meta:editing-duration>
    <meta:editing-cycles>9</meta:editing-cycles>
    <meta:generator>LibreOffice/3.4$Unix LibreOffice_project/340m1$Build-302</meta:generator>
    <meta:document-statistic meta:table-count="0" meta:image-count="0" meta:object-count="0" meta:page-count="4" meta:paragraph-count="55" meta:word-count="354" meta:character-count="2639" meta:non-whitespace-character-count="2329"/>
  </office:meta>
</office:document-meta>
</file>